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6.78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13.16cm"/>
    </style:style>
    <style:style style:name="co6" style:family="table-column">
      <style:table-column-properties fo:break-before="auto" style:column-width="17.32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6.105cm"/>
    </style:style>
    <style:style style:name="co10" style:family="table-column">
      <style:table-column-properties fo:break-before="auto" style:column-width="2.155cm"/>
    </style:style>
    <style:style style:name="co11" style:family="table-column">
      <style:table-column-properties fo:break-before="auto" style:column-width="4.983cm"/>
    </style:style>
    <style:style style:name="co12" style:family="table-column">
      <style:table-column-properties fo:break-before="auto" style:column-width="7.44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4e4e4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3" style:family="table-cell" style:parent-style-name="Excel_20_Built-in_20_Hyperlink">
      <style:table-cell-properties style:cell-protect="protected" style:print-content="true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e4e4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5" style:family="table-cell" style:parent-style-name="Excel_20_Built-in_20_Hyperlink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f7f7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e4e4e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70ad47" style:rotation-align="none"/>
    </style:style>
    <style:style style:name="ce20" style:family="table-cell" style:parent-style-name="Default">
      <style:table-cell-properties fo:background-color="#ff4000" style:rotation-align="none"/>
    </style:style>
    <style:style style:name="ce22" style:family="table-cell" style:parent-style-name="Default">
      <style:table-cell-properties fo:background-color="#70ad4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OTAS Y ASIST" table:style-name="ta1">
        <table:table-column table:style-name="co1" table:visibility="collapse" table:default-cell-style-name="ce2"/>
        <table:table-column table:style-name="co2" table:visibility="collapse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5" table:visibility="collapse" table:default-cell-style-name="ce11"/>
        <table:table-column table:style-name="co6" table:default-cell-style-name="ce20"/>
        <table:table-column table:style-name="co7" table:number-columns-repeated="230" table:default-cell-style-name="Default"/>
        <table:table-column table:style-name="co8" table:visibility="collapse" table:number-columns-repeated="2" table:default-cell-style-name="Default"/>
        <table:table-column table:style-name="co9" table:default-cell-style-name="Default"/>
        <table:table-column table:style-name="co8" table:visibility="collapse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8" table:default-cell-style-name="Default"/>
        <table:table-column table:style-name="co8" table:visibility="collapse" table:number-columns-repeated="2" table:default-cell-style-name="Default"/>
        <table:table-column table:style-name="co9" table:default-cell-style-name="Default"/>
        <table:table-column table:style-name="co8" table:visibility="collapse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8" table:default-cell-style-name="Default"/>
        <table:table-column table:style-name="co8" table:visibility="collapse" table:number-columns-repeated="2" table:default-cell-style-name="Default"/>
        <table:table-column table:style-name="co9" table:default-cell-style-name="Default"/>
        <table:table-column table:style-name="co8" table:visibility="collapse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8" table:default-cell-style-name="Default"/>
        <table:table-row table:style-name="ro1">
          <table:table-cell table:style-name="ce1"/>
          <table:table-cell table:style-name="ce5"/>
          <table:table-cell table:style-name="ce7" office:value-type="string" calcext:value-type="string" table:number-columns-spanned="4" table:number-rows-spanned="1">
            <text:p>NOTAS Y CONDICIONES FINALES ANTES DEL RECUPERATORIO PROFESOR JUAN PABLO GRANERO. SISTEMAS Y ORGANIZACIONES COMISIÓN 2 – AULA MAGNA JUEVES 14 HORAS</text:p>
          </table:table-cell>
          <table:covered-table-cell table:number-columns-repeated="2" table:style-name="ce28"/>
          <table:covered-table-cell table:style-name="ce38"/>
          <table:table-cell table:number-columns-repeated="998"/>
        </table:table-row>
        <table:table-row table:style-name="ro2">
          <table:table-cell table:style-name="ce1"/>
          <table:table-cell table:style-name="ce5" office:value-type="string" calcext:value-type="string">
            <text:p>Legajo</text:p>
          </table:table-cell>
          <table:table-cell table:style-name="ce28" office:value-type="string" calcext:value-type="string">
            <text:p>ALUMNO</text:p>
          </table:table-cell>
          <table:table-cell table:style-name="ce28" office:value-type="string" calcext:value-type="string">
            <text:p>Estado</text:p>
          </table:table-cell>
          <table:table-cell table:style-name="ce28" office:value-type="string" calcext:value-type="string">
            <text:p>Contactos</text:p>
          </table:table-cell>
          <table:table-cell table:style-name="ce38" office:value-type="string" calcext:value-type="string">
            <text:p>CONDICIÓN</text:p>
          </table:table-cell>
          <table:table-cell table:number-columns-repeated="998"/>
        </table:table-row>
        <table:table-row table:style-name="ro3" table:visibility="collapse">
          <table:table-cell office:value-type="string" calcext:value-type="string">
            <text:p>1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ABRAHAM SAD, EMANUEL EZEQUI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emanuelmilesi792@gmail.com</text:p>
            <text:p>Teléfono Celular: (343) 345707</text:p>
          </table:table-cell>
          <table:table-cell table:style-name="ce19"/>
          <table:table-cell table:number-columns-repeated="998"/>
        </table:table-row>
        <table:table-row table:style-name="ro4"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IRRE, JUAN JOSÉ MATÍA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jaguirre1202@gmail.com</text:p>
            <text:p>Teléfono Celular: (345) 4039297</text:p>
          </table:table-cell>
          <table:table-cell table:style-name="ce19" office:value-type="string" calcext:value-type="string">
            <text:p>AVISADO</text:p>
          </table:table-cell>
          <table:table-cell table:number-columns-repeated="998"/>
        </table:table-row>
        <table:table-row table:style-name="ro3" table:visibility="collapse">
          <table:table-cell office:value-type="string" calcext:value-type="string">
            <text:p>3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ALARCON GONZALEZ, NICOLA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nalarcon039@gmail.com</text:p>
            <text:p>Teléfono Celular: (343) 5341202</text:p>
          </table:table-cell>
          <table:table-cell table:style-name="Default"/>
          <table:table-cell table:number-columns-repeated="998"/>
        </table:table-row>
        <table:table-row table:style-name="ro5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SINO, LORENZ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lorenzoalasino23@gmail.com</text:p>
            <text:p>Teléfono Celular: (343) 5067931</text:p>
          </table:table-cell>
          <table:table-cell table:style-name="ce21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ALBORNOZ, ANTONELLA CARINA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ntonellacarinaalbornoz@gmail.com</text:p>
            <text:p>Teléfono Celular: (343) 5234180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ALMEYDA, JOSÉ DAVID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osealmeyda154@gmail.com</text:p>
            <text:p>Teléfono Celular: (343) 4775007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</text:p>
          </table:table-cell>
          <table:table-cell office:value-type="string" calcext:value-type="string">
            <text:p>42601388</text:p>
          </table:table-cell>
          <table:table-cell office:value-type="string" calcext:value-type="string">
            <text:p>ARENA, SANTIAGO JONA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santi.arenaj@gmail.com</text:p>
            <text:p>Teléfono Fijo: (0343) 5128202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8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ARÉVALO, JUAN GABRI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uangabrielarevalo2013@gmail.com</text:p>
            <text:p>Teléfono Celular: (3435) 451422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9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ARRIOLA, HUMBERTO GASTÓ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gastonarriola_22_14@hotmail.com</text:p>
            <text:p>Teléfono Celular: (343) 6235677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0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AYALA, CARLOS EMANU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yalaemanuel68@gmail.com</text:p>
            <text:p>Teléfono Celular: (343) 5352140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1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BACUSA, MATIAS OSCAR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oscarbacusa@gmail.com</text:p>
            <text:p>Teléfono Celular: (343) 4381660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2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BARBERO, LEONEL VALENTI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leobarbero55@gmail.com</text:p>
            <text:p>Teléfono Celular: (343) 4597998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3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JULIO VALENTÍN BARBOSA</text:p>
          </table:table-cell>
          <table:table-cell/>
          <table:table-cell table:style-name="ce12" office:value-type="string" calcext:value-type="string">
            <text:p>jvalentinbarbosa@gmail.com</text:p>
          </table:table-cell>
          <table:table-cell table:style-name="Default" office:value-type="string" calcext:value-type="string">
            <text:p>DEBE PRESENTAR TP ESCUELAS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4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BASTIDA, NAHU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nahuel.craft@outlook.com</text:p>
            <text:p>Teléfono Celular: (343) 5081605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table:number-columns-repeated="2"/>
          <table:table-cell office:value-type="string" calcext:value-type="string">
            <text:p>beber espindola juan ignacio</text:p>
          </table:table-cell>
          <table:table-cell table:style-name="ce10" table:number-columns-repeated="2"/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5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BELZ, MARTÍN NAHU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martinbelz12@hotmail.com</text:p>
            <text:p>Teléfono Celular: (3435) 5515340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RRAS, EMILIAN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borrasemiliano31@gmail.com</text:p>
            <text:p>Teléfono Celular: (343) 4697364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stos Ramirez, Ignacio Julia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ulianbustos444@gmail.com</text:p>
            <text:p>Teléfono Celular: (343) 5348746</text:p>
          </table:table-cell>
          <table:table-cell table:style-name="Default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8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CABRERA, ALEXIS EZEQUI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lexis.ezequiel.cabrera.50517@gmail.com</text:p>
            <text:p>Teléfono Celular: (343) 4521610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CCIABUE, LUCIANO OSCAR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lucianocacciabue2000@gmail.com</text:p>
            <text:p>Teléfono Celular: (343) 34344754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ÁCERES, JUAN MANUEL BAUTISTA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uanmanuelcaceres97@gmail.com</text:p>
            <text:p>Teléfono Celular: (343) 5239647</text:p>
          </table:table-cell>
          <table:table-cell table:style-name="Default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URRO, NICOLA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nicolascapurro@outlook.com</text:p>
            <text:p>Teléfono Celular: (343) 4531520</text:p>
          </table:table-cell>
          <table:table-cell table:style-name="ce21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BAJAL, JOAQUI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carbajoaco04@gmail.com</text:p>
            <text:p>Teléfono Celular: (343) 4176868</text:p>
          </table:table-cell>
          <table:table-cell table:style-name="Default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RENA, JOAQUÍN NICOLÁ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oaquincarena5@gmail.com</text:p>
            <text:p>Teléfono Celular: (343) 4461676</text:p>
          </table:table-cell>
          <table:table-cell table:style-name="Default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4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CARRERE, LAUTARO LUI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carrerelautaro@gmail.com</text:p>
            <text:p>Teléfono Celular: (343) 5336274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5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CASCO, ANA PAULA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zaratepaolasilvana@gmail.com</text:p>
            <text:p>Teléfono Celular: (343) 5030596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6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CHAZARRETA, ENZO HÉCTOR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enzochaza@hotmail.com</text:p>
            <text:p>Teléfono Fijo: () 3436111516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7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COIZ, AMARU JUA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marucoiz@gmail.com</text:p>
            <text:p>Teléfono Celular: (343) 4468030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8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COPELLO, LUCAS EZEQUI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lukascopellogt500@gmail.com</text:p>
            <text:p>Teléfono Celular: (343) 5119546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RDOBA, ALEJO DANIL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lejocor009@gmail.com</text:p>
            <text:p>Teléfono Celular: (343) 4488365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0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DAPORTA MEDINA, VALENTI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vdaporta@gmail.com</text:p>
            <text:p>Teléfono Celular: (343) 4657497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 PAOLA, LUCAS IGNACI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lucasignacio080702@gmail.com</text:p>
            <text:p>Teléfono Celular: (343) 6238870</text:p>
          </table:table-cell>
          <table:table-cell table:style-name="Default" office:value-type="string" calcext:value-type="string">
            <text:p>PROMOCIONA PERO FALTA TP ESCUELAS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2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Dreiszigacker, Alan Nicolá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landreiszi@gmail.com</text:p>
            <text:p>Teléfono Celular: (343) 4588581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3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DROVIN ROSSKAM, ADONIS VICENTE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visentedrovin@gmail.com</text:p>
            <text:p>Teléfono Celular: (3437) 417329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4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ESPINOSA, AGUSTINA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espinosaaguss8@gmail.com</text:p>
            <text:p>Teléfono Celular: (154) 597134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5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ESTÉVEZ, JOAQUÍ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estevezjoaquin123@gmail.com</text:p>
            <text:p>Teléfono Celular: (3447) 400907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6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Falcon, Octavi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octaafalcon@gmail.com</text:p>
            <text:p>Teléfono Celular: (343) 5166797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7</text:p>
          </table:table-cell>
          <table:table-cell office:value-type="string" calcext:value-type="string">
            <text:p>42600317</text:p>
          </table:table-cell>
          <table:table-cell office:value-type="string" calcext:value-type="string">
            <text:p>FERNANDEZ, TOMAS VALENTI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tomcat1727@gmail.com</text:p>
            <text:p>Telefono: Sin Definir 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8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FERRARI, FACUND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fcndferrari@gmail.com</text:p>
            <text:p>Teléfono Celular: (343) 4648611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39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FORNARI, MARÍA BELÉ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ma.belen.fornari@gmail.com</text:p>
            <text:p>Teléfono Celular: (343) 5332833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ITÁN, NICOLÁS EMMANU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nicogaitan7413@hotmail.com</text:p>
            <text:p>Teléfono Celular: (3455) 495865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1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GAMARRA, Jorge Adría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softsantanas32@gmail.com</text:p>
            <text:p>Teléfono Celular: (3456) 419463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RAY, DIEGO GASTO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diegogaraygaston@gmail.com</text:p>
            <text:p>Teléfono Celular: (343) 5307131</text:p>
          </table:table-cell>
          <table:table-cell table:style-name="Default" office:value-type="string" calcext:value-type="string">
            <text:p>PUEDE RECUPERAR ORGANIGRAMA PARA MEJORAR SINO PROMOCIONA CON NOTA APROBADO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3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GIECO, BASTIAN AGUSTI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bastiangieco@hotmail.com</text:p>
            <text:p>Teléfono Celular: (343) 4520093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doy, Gustavo Ari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gustavogodoy2609@gmail.com</text:p>
            <text:p>Teléfono Celular: (343) 4051238</text:p>
          </table:table-cell>
          <table:table-cell table:style-name="Default" office:value-type="string" calcext:value-type="string">
            <text:p>PROMOCIONA PERO FALTA TP ESCUELAS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mez, Luciano Gabri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gomezlucianogab@gmail.com</text:p>
            <text:p>Teléfono Celular: (3437) 489551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NZALEZ CHIESA, LAUTARO AGUSTI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lautarogonzalezchiesa@hotmail.com.ar</text:p>
            <text:p>Teléfono Celular: (343) 4721030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NZALEZ, JUAN IGNACI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uanigonzalez1437@gmail.com</text:p>
            <text:p>Teléfono Celular: (343) 4479440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8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GOYENECHE, AGUSTÍ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gusgoyeneche11@gmail.com</text:p>
            <text:p>Teléfono Celular: (343) 4645952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49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GUERRERO, VALENTIN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guerrerovalentino27@gmail.com</text:p>
            <text:p>Teléfono Celular: (343) 5121891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ERNÁNDEZ, FACUNDO TOMÁ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facuhernandez008@gmail.com</text:p>
            <text:p>Teléfono Celular: (343) 4069815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1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JACOB, MATIA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matiasjacob101@gmail.com</text:p>
            <text:p>Teléfono Celular: (343) 4622281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2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Jaureguiberry, Gonzalo Ivá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gonij@hotmail.com.ar</text:p>
            <text:p>Teléfono Celular: (343) 5221553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3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JURAJURIA, AYRTON JESÚ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urajuriaayrton@gmail.com</text:p>
            <text:p>Teléfono Celular: (343) 5346709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LLANA, JEREMIA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jeremiaslallana4@gmail.com</text:p>
            <text:p>Teléfono Celular: (343) 5088775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5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LOPEZ STIVALA, FEDERIC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lfede3644@gmail.com</text:p>
            <text:p>Teléfono Celular: (343) 5215687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DONADO, FRANCO DAVID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francomaldonadoda@gmail.com</text:p>
            <text:p>Teléfono Celular: (343) 5321749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7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MARCILLA RATTO, VALENTIN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valentinomarcillaratto@gmail.com</text:p>
            <text:p>Teléfono Celular: (343) 5348230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8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MARICHAL, BRANDON BENJAMÍ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brandonbm@hotmail.com.ar</text:p>
            <text:p>Teléfono Celular: (54) 4601698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TINEZ, AGUSTÍN ADRIÁ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gustin.martinez1407@gmail.com</text:p>
            <text:p>Teléfono Celular: (343) 4691168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0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MARTINEZ, JUAN PABLO</text:p>
          </table:table-cell>
          <table:table-cell table:number-columns-repeated="2"/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1</text:p>
          </table:table-cell>
          <table:table-cell office:value-type="string" calcext:value-type="string">
            <text:p>43833183</text:p>
          </table:table-cell>
          <table:table-cell office:value-type="string" calcext:value-type="string">
            <text:p>MARTINEZ, ANA PAULA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anapilito345@gmail.com</text:p>
            <text:p>Teléfono Celular: (343) 4760200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2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MARTINEZ, FIORELLA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fiorellamartinez0203@gmail.com</text:p>
            <text:p>Teléfono Celular: (343) 5313076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3</text:p>
          </table:table-cell>
          <table:table-cell office:value-type="string" calcext:value-type="string">
            <text:p>43539941</text:p>
          </table:table-cell>
          <table:table-cell office:value-type="string" calcext:value-type="string">
            <text:p>MARTINEZ, GABRIEL ANDRE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gabriel.2001.andres@gmail.com</text:p>
            <text:p>Teléfono Celular: (3434) 623021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4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MARTINEZ, SADI LAUTAR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sadi_alc@outlook.com</text:p>
            <text:p>Telefono: Sin Definir 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tinez, Tomas MIKHAI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tomasmartinezz08@hotmail.com</text:p>
            <text:p>Teléfono Celular: (3437) 436215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dina, Mariano Agusti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medinamariano1601@gmail.com</text:p>
            <text:p>Teléfono Celular: (343) 4173150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7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MENDOZA, MILAGRO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milimendoza2621@gmail.com</text:p>
            <text:p>Teléfono Celular: () 154661208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8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MOREYRA, ELÍAS</text:p>
          </table:table-cell>
          <table:table-cell/>
          <table:table-cell table:style-name="ce13" office:value-type="string" calcext:value-type="string">
            <text:p><text:a xlink:href="mailto:Eliasmoreyra951@gmail.com" xlink:type="simple">Eliasmoreyra951@gmail.com</text:a>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69</text:p>
          </table:table-cell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FELIPE OLIVA</text:p>
          </table:table-cell>
          <table:table-cell/>
          <table:table-cell table:style-name="ce14" office:value-type="string" calcext:value-type="string">
            <text:p>felipe.oliva.ferreyra22@gmail.com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ORTEGA, JORGE PUEBLOS</text:p>
          </table:table-cell>
          <table:table-cell/>
          <table:table-cell table:style-name="ce13" office:value-type="string" calcext:value-type="string">
            <text:p><text:a xlink:href="mailto:jorge32649026@gmail.com" xlink:type="simple">jorge32649026@gmail.com</text:a>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1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PLASSY, MANU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manuel98.pl@gmail.com</text:p>
            <text:p>Teléfono Celular: () 3434068952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OSS, SANTINO</text:p>
          </table:table-cell>
          <table:table-cell/>
          <table:table-cell table:style-name="ce15" office:value-type="string" calcext:value-type="string">
            <text:p><text:a xlink:href="mailto:Santinopro1771@gmail.com" xlink:type="simple">Santinopro1771@gmail.com</text:a>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3</text:p>
          </table:table-cell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RAMIREZ FACUNDO</text:p>
          </table:table-cell>
          <table:table-cell/>
          <table:table-cell table:style-name="ce12" office:value-type="string" calcext:value-type="string">
            <text:p>facundorz2003@gmail.com</text:p>
          </table:table-cell>
          <table:table-cell table:style-name="Default" office:value-type="string" calcext:value-type="string">
            <text:p>PUEDE RECUPERAR ORGANIGRAMA PARA MEJORAR SINO PROMOCIONA CON NOTA APROBADO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4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REGNER, BALTHAZAR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baltharegner0@gmail.com</text:p>
            <text:p>Teléfono Celular: (343) 5143316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NDAN, NICOLAS AGUSTIN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nicorondan05@gmail.com</text:p>
            <text:p>Teléfono Celular: (343) 4067715</text:p>
          </table:table-cell>
          <table:table-cell table:style-name="Default" office:value-type="string" calcext:value-type="string">
            <text:p>RECUPERA CURSOGRAMA Y CONTROL</text:p>
          </table:table-cell>
          <table:table-cell table:number-columns-repeated="998"/>
        </table:table-row>
        <table:table-row table:style-name="ro6">
          <table:table-cell/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RODRIGUEZ ALFREDO GABRIEL</text:p>
          </table:table-cell>
          <table:table-cell/>
          <table:table-cell table:style-name="ce12" office:value-type="string" calcext:value-type="string">
            <text:p>g4brielrz02@gmail.com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6</text:p>
          </table:table-cell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SORS, JUAN CRUZ</text:p>
          </table:table-cell>
          <table:table-cell table:number-columns-repeated="2"/>
          <table:table-cell table:style-name="Default" office:value-type="string" calcext:value-type="string">
            <text:p>RECUPERA CURSOGRAMA Y TODO EL SEGUNDO PARCIAL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7</text:p>
          </table:table-cell>
          <table:table-cell office:value-type="float" office:value="34" calcext:value-type="float">
            <text:p>34</text:p>
          </table:table-cell>
          <table:table-cell table:style-name="ce9" office:value-type="string" calcext:value-type="string">
            <text:p>SCHENFELD JOAQUIN CARLOS</text:p>
          </table:table-cell>
          <table:table-cell/>
          <table:table-cell table:style-name="ce12" office:value-type="string" calcext:value-type="string">
            <text:p>schenfeldjoaquin.gob@gmail.com</text:p>
          </table:table-cell>
          <table:table-cell table:style-name="Default" office:value-type="string" calcext:value-type="string">
            <text:p>RECUPERA CURSOGRAMA Y DECISIÓN 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8</text:p>
          </table:table-cell>
          <table:table-cell office:value-type="float" office:value="35" calcext:value-type="float">
            <text:p>35</text:p>
          </table:table-cell>
          <table:table-cell table:style-name="ce9" office:value-type="string" calcext:value-type="string">
            <text:p>TABARES JULIO</text:p>
          </table:table-cell>
          <table:table-cell/>
          <table:table-cell table:style-name="ce16" office:value-type="string" calcext:value-type="string">
            <text:p>juliotabares984@gmail.com</text:p>
          </table:table-cell>
          <table:table-cell table:style-name="Default" office:value-type="string" calcext:value-type="string">
            <text:p>PROMOCIONA PERO FALTA TP ESCUELAS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79</text:p>
          </table:table-cell>
          <table:table-cell office:value-type="string" calcext:value-type="string">
            <text:p>41696608</text:p>
          </table:table-cell>
          <table:table-cell office:value-type="string" calcext:value-type="string">
            <text:p>VIÑABAL, LEANDRO FRANCISCO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franciscovlean@gmail.com</text:p>
            <text:p>Telefono: Sin Definir </text:p>
          </table:table-cell>
          <table:table-cell office:value-type="string" calcext:value-type="string">
            <text:p>LIBRE O RECUPERA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ITOR, SAID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saidvitor853@gmail.com</text:p>
            <text:p>Teléfono Celular: (343) 6115396</text:p>
          </table:table-cell>
          <table:table-cell table:style-name="ce22" office:value-type="string" calcext:value-type="string">
            <text:p>PROMOCIONÓ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8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ZAMERO, TEO NICOLAS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teonicolaszamero@hotmail.com</text:p>
            <text:p>Teléfono Celular: (54) 4199781</text:p>
          </table:table-cell>
          <table:table-cell table:style-name="Default" office:value-type="string" calcext:value-type="string">
            <text:p>RECUPERA CURSOGRAMA E INDICADORES Y TRABAJO ESCUELAS</text:p>
          </table:table-cell>
          <table:table-cell table:number-columns-repeated="998"/>
        </table:table-row>
        <table:table-row table:style-name="ro3" table:visibility="collapse">
          <table:table-cell table:style-name="ce3" office:value-type="string" calcext:value-type="string">
            <text:p>82</text:p>
          </table:table-cell>
          <table:table-cell table:style-name="ce6" office:value-type="string" calcext:value-type="string">
            <text:p>sin definir</text:p>
          </table:table-cell>
          <table:table-cell table:style-name="ce6" office:value-type="string" calcext:value-type="string">
            <text:p>ZAPATA, GONZALO EMILIANO</text:p>
          </table:table-cell>
          <table:table-cell table:style-name="ce6" office:value-type="string" calcext:value-type="string">
            <text:p>Aceptada</text:p>
          </table:table-cell>
          <table:table-cell table:style-name="ce17" office:value-type="string" calcext:value-type="string">
            <text:p>Email Principal: zapaemigonza@gmail.com</text:p>
            <text:p>Teléfono Celular: (343) 5083269</text:p>
          </table:table-cell>
          <table:table-cell table:style-name="Default"/>
          <table:table-cell table:number-columns-repeated="998"/>
        </table:table-row>
        <table:table-row table:style-name="ro3" table:visibility="collapse">
          <table:table-cell table:style-name="ce3" office:value-type="string" calcext:value-type="string">
            <text:p>83</text:p>
          </table:table-cell>
          <table:table-cell office:value-type="string" calcext:value-type="string">
            <text:p>sin definir</text:p>
          </table:table-cell>
          <table:table-cell office:value-type="string" calcext:value-type="string">
            <text:p>ZAPATA NUÑEZ, RAMIRO LEONEL</text:p>
          </table:table-cell>
          <table:table-cell office:value-type="string" calcext:value-type="string">
            <text:p>Aceptada</text:p>
          </table:table-cell>
          <table:table-cell office:value-type="string" calcext:value-type="string">
            <text:p>Email Principal: zapataramiro2001@gmail.com</text:p>
            <text:p>Teléfono Celular: (343) 6136555</text:p>
          </table:table-cell>
          <table:table-cell table:style-name="Default"/>
          <table:table-cell table:number-columns-repeated="998"/>
        </table:table-row>
        <table:table-row table:style-name="ro1">
          <table:table-cell table:style-name="ce4" office:value-type="string" calcext:value-type="string">
            <text:p/>
            <text:p/>
          </table:table-cell>
          <table:table-cell table:style-name="Default" table:number-columns-repeated="5"/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5T17:31:01.966000000</meta:creation-date>
    <dc:date>2023-11-15T17:56:48.151000000</dc:date>
    <meta:editing-duration>PT2M39S</meta:editing-duration>
    <meta:editing-cycles>2</meta:editing-cycles>
    <meta:generator>LibreOffice/7.3.4.2$Windows_X86_64 LibreOffice_project/728fec16bd5f605073805c3c9e7c4212a0120dc5</meta:generator>
    <meta:document-statistic meta:table-count="1" meta:cell-count="495" meta:object-count="0"/>
  </office:meta>
</office:document-meta>
</file>